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7.11048in" svg:y="0.15735in" svg:width="6.2965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1">
            <text:p>Points this meeting</text:p>
          </table:table-cell>
          <table:table-cell office:value-type="string" table:style-name="ce1">
            <text:p>Current Burnup %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tal %</text:p>
          </table:table-cell>
          <table:table-cell office:value-type="string" table:style-name="ce1">
            <text:p>Total Pts</text:p>
          </table:table-cell>
          <table:table-cell table:number-columns-repeated="16378"/>
        </table:table-row>
        <table:table-row table:style-name="ro1">
          <table:table-cell office:value-type="date" office:date-value="2014-10-29T00:00:00" table:style-name="ce2">
            <text:p>10/29/1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B2]/24)" table:style-name="ce1">
            <text:p>0</text:p>
          </table:table-cell>
          <table:table-cell office:value-type="float" office:value="0" table:formula="of:=IF([.C2]=0;0;[.C2]+[.D1])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0-31T00:00:00" table:style-name="ce2">
            <text:p>10/31/14</text:p>
          </table:table-cell>
          <table:table-cell office:value-type="float" office:value="5" table:style-name="ce1">
            <text:p>5</text:p>
          </table:table-cell>
          <table:table-cell office:value-type="float" office:value="0.22727272727272727" table:formula="of:=([.B3]/22)" table:style-name="ce1">
            <text:p>0.227272727</text:p>
          </table:table-cell>
          <table:table-cell office:value-type="float" office:value="0.22727272727272727" table:formula="of:=IF([.C3]=0;0;[.C3]+[.D2])" table:style-name="ce1">
            <text:p>0.22727272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date" office:date-value="2014-11-03T00:00:00" table:style-name="ce2">
            <text:p>11/03/14</text:p>
          </table:table-cell>
          <table:table-cell office:value-type="float" office:value="3" table:style-name="ce1">
            <text:p>3</text:p>
          </table:table-cell>
          <table:table-cell office:value-type="float" office:value="0.13636363636363635" table:formula="of:=([.B4]/22)" table:style-name="ce1">
            <text:p>0.136363636</text:p>
          </table:table-cell>
          <table:table-cell office:value-type="float" office:value="0.36363636363636365" table:formula="of:=IF([.C4]=0;0;[.C4]+[.D3])" table:style-name="ce1">
            <text:p>0.363636364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05T00:00:00" table:style-name="ce2">
            <text:p>11/05/14</text:p>
          </table:table-cell>
          <table:table-cell office:value-type="float" office:value="4" table:style-name="ce1">
            <text:p>4</text:p>
          </table:table-cell>
          <table:table-cell office:value-type="float" office:value="0.18181818181818182" table:formula="of:=([.B5]/22)" table:style-name="ce1">
            <text:p>0.181818182</text:p>
          </table:table-cell>
          <table:table-cell office:value-type="float" office:value="0.54545454545454541" table:formula="of:=IF([.C5]=[.D4];0;[.C5]+[.D4])" table:style-name="ce1">
            <text:p>0.54545454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07T00:00:00" table:style-name="ce2">
            <text:p>11/07/14</text:p>
          </table:table-cell>
          <table:table-cell office:value-type="float" office:value="2" table:style-name="ce1">
            <text:p>2</text:p>
          </table:table-cell>
          <table:table-cell office:value-type="float" office:value="9.0909090909090912E-2" table:formula="of:=([.B6]/22)" table:style-name="ce1">
            <text:p>0.090909091</text:p>
          </table:table-cell>
          <table:table-cell office:value-type="float" office:value="0.63636363636363635" table:formula="of:=IF([.C6]=0;0;[.C6]+[.D5])" table:style-name="ce1">
            <text:p>0.636363636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0T00:00:00" table:style-name="ce2">
            <text:p>11/10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2T00:00:00" table:style-name="ce2">
            <text:p>11/12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8" table:style-name="ro1">
          <table:table-cell table:style-name="ce2"/>
          <table:table-cell table:number-columns-repeated="16383" table:style-name="ce1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phraim Chu</meta:initial-creator>
    <dc:creator>Kevin</dc:creator>
    <meta:creation-date>2014-10-21T15:55:17Z</meta:creation-date>
    <dc:date>2014-11-07T18:14:08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336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3479527559055pt" chart:style-name="Crt0">
        <chart:legend svg:x="369.39pt" svg:y="112.012125984252pt" chart:style-name="Lgnd"/>
        <chart:plot-area svg:x="27.88677165354331pt" svg:y="21.70259842519685pt" svg:width="316.9911811023622pt" svg:height="225.073307086614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8"/>
          </chart:axis>
          <chart:series chart:values-cell-range-address="Sheet1.$D$2:.$D$6" chart:class="chart:line" chart:attached-axis="primary-y" chart:style-name="G0S0">
            <chart:data-point chart:repeated="5"/>
          </chart:series>
          <chart:series chart:values-cell-range-address="Sheet1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